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Rules.getRangeLin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ules.addRangeLink( String range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ules.match( String name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Rules.match( String element , String namespa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geRules.addRangeLink( Integer range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ules.addRangeLink( int range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